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4ff" officeooo:paragraph-rsid="000754ff"/>
    </style:style>
    <style:style style:name="P2" style:family="paragraph" style:parent-style-name="Standard" style:list-style-name="L1">
      <style:text-properties officeooo:rsid="000754ff" officeooo:paragraph-rsid="000754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tor encoder disks</text:p>
      <text:list xml:id="list1568487349" text:style-name="L1">
        <text:list-item>
          <text:p text:style-name="P2">Cut 25 mm strips from material.</text:p>
        </text:list-item>
        <text:list-item>
          <text:p text:style-name="P2">Cut 25 mm x 25 mm squares from material (6 off).</text:p>
        </text:list-item>
        <text:list-item>
          <text:p text:style-name="P2">Make two stacks of 3 squares, stacking with double-sided tape (one working stack, one for spacing).</text:p>
        </text:list-item>
        <text:list-item>
          <text:p text:style-name="P2">Cover top of working stack with permanent marker.</text:p>
        </text:list-item>
        <text:list-item>
          <text:p text:style-name="P2">Find centre of working stack and mark with pin.</text:p>
        </text:list-item>
        <text:list-item>
          <text:p text:style-name="P2">Draw circles on working stack with compass with pin: 11.25 mm radius and 10.00 mm radius.</text:p>
        </text:list-item>
        <text:list-item>
          <text:p text:style-name="P2">Push pin through centre of working stack (1 mm stick-out).</text:p>
        </text:list-item>
        <text:list-item>
          <text:p text:style-name="P2">Put double-sided tape on bottom of working stack.</text:p>
        </text:list-item>
        <text:list-item>
          <text:p text:style-name="P2">Align working stack on template using pin for centring.</text:p>
        </text:list-item>
        <text:list-item>
          <text:p text:style-name="P2">Attach working stack to template with pre-placed double-sided tape.</text:p>
        </text:list-item>
        <text:list-item>
          <text:p text:style-name="P2">Stick spacing stack to back of steel rule.</text:p>
        </text:list-item>
        <text:list-item>
          <text:p text:style-name="P2">Mark hole centres on working stack: one end of steel rule against pin in centre of working stack, other end against knife or pin aligned in template, mark centre with knife, then mark centre with pin.</text:p>
        </text:list-item>
        <text:list-item>
          <text:p text:style-name="P2">Remove template and centre pin from working stack and stick working stack to waste.</text:p>
        </text:list-item>
        <text:list-item>
          <text:p text:style-name="P2">Drill circle of holes (1 mm) through working stack using pin marks for placement.</text:p>
        </text:list-item>
        <text:list-item>
          <text:p text:style-name="P2">Drill centre hole (1.5 mm) through working stack.</text:p>
        </text:list-item>
        <text:list-item>
          <text:p text:style-name="P2">Remove working stack from backing waste.</text:p>
        </text:list-item>
        <text:list-item>
          <text:p text:style-name="P2">Hand sand outer profile of working stack to within 0.5 mm.</text:p>
        </text:list-item>
        <text:list-item>
          <text:p text:style-name="P2">Tape working stack to 1.5 mm drill bit and use drill to rotary sand working stack to size and circularity.</text:p>
        </text:list-item>
        <text:list-item>
          <text:p text:style-name="P2">Disassemble working stack and clean up encoder disks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6T10:11:31.786937691</meta:creation-date>
    <dc:date>2020-07-26T10:20:21.909447967</dc:date>
    <meta:editing-duration>PT8M51S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1" meta:paragraph-count="20" meta:word-count="249" meta:character-count="1371" meta:non-whitespace-character-count="1161"/>
  </office:meta>
</office:document-meta>
</file>